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ru" fo:country="RU"/>
    </style:style>
    <style:style style:name="T2" style:family="text">
      <style:text-properties fo:language="ru" fo:country="RU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Теория: </text:span><text:a xlink:type="simple" xlink:href="https://drive.google.com/file/d/12WWU66JTrTe3inNaRPkYK431As4L2J56/view" text:style-name="Internet_20_link" text:visited-style-name="Visited_20_Internet_20_Link">https://drive.google.com/file/d/12WWU66JTrTe3inNaRPkYK431As4L2J56/view</text:a> </text:p>
      <text:p text:style-name="Standard"><text:span text:style-name="T1">Теория + практ: </text:span><text:a xlink:type="simple" xlink:href="https://drive.google.com/file/d/1eB9OM4UcrcYQtWGKkLJ0LXOgjiG5BTK9/view" text:style-name="Internet_20_link" text:visited-style-name="Visited_20_Internet_20_Link">https://drive.google.com/file/d/1eB9OM4UcrcYQtWGKkLJ0LXOgjiG5BTK9/view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30S</meta:editing-duration>
    <meta:editing-cycles>3</meta:editing-cycles>
    <meta:generator>OpenOffice/4.1.6$Win32 OpenOffice.org_project/416m1$Build-9790</meta:generator>
    <dc:date>2020-06-25T13:14:34.78</dc:date>
    <meta:document-statistic meta:table-count="0" meta:image-count="0" meta:object-count="0" meta:page-count="1" meta:paragraph-count="2" meta:word-count="6" meta:character-count="166"/>
    <meta:user-defined meta:name="Info 1"/>
    <meta:user-defined meta:name="Info 2"/>
    <meta:user-defined meta:name="Info 3"/>
    <meta:user-defined meta:name="Info 4"/>
  </office:meta>
</office:document-meta>
</file>